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7712" calcext:value-type="float">
            <text:p>93.7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9968" calcext:value-type="float">
            <text:p>93.4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1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8616" calcext:value-type="float">
            <text:p>96.3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7008" calcext:value-type="float">
            <text:p>92.6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0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9368" calcext:value-type="float">
            <text:p>92.4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7952" calcext:value-type="float">
            <text:p>91.8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0672" calcext:value-type="float">
            <text:p>90.7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8704" calcext:value-type="float">
            <text:p>91.7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199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199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198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8048" calcext:value-type="float">
            <text:p>93.3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198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198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197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197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301</text:p>
          </table:table-cell>
          <table:table-cell office:value-type="string" calcext:value-type="string">
            <text:p>197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